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P Simplified W01 Bold" svg:font-family="'HP Simplified W01 Bold'"/>
    <style:font-face style:name="HP Simplified W01 Regular" svg:font-family="'HP Simplified W01 Regular'"/>
    <style:font-face style:name="verdana" svg:font-family="verdana"/>
    <style:font-face style:name="verdana1" svg:font-family="verdana, helvetica, sans-serif, arial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1" svg:font-family="'HP Simplified W01 Bold'" style:font-pitch="variable"/>
    <style:font-face style:name="HP Simplified W01 Regular1" svg:font-family="'HP Simplified W01 Regular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style:font-name="HP Simplified W01 Regular1" officeooo:paragraph-rsid="002373af"/>
    </style:style>
    <style:style style:name="P2" style:family="paragraph" style:parent-style-name="Text_20_body" style:list-style-name="L1">
      <style:paragraph-properties fo:text-align="justify" style:justify-single-word="false"/>
      <style:text-properties style:font-name="HP Simplified W01 Regular1" fo:font-weight="normal" officeooo:paragraph-rsid="002373af" style:font-weight-asian="normal" style:font-weight-complex="normal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HP Simplified W01 Regular1" fo:font-size="14pt" fo:font-weight="bold" officeooo:rsid="00128128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HP Simplified W01 Regular1" fo:font-size="14pt" fo:font-weight="bold" officeooo:rsid="001e94fe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HP Simplified W01 Regular1" fo:font-size="14pt" fo:font-weight="bold" officeooo:paragraph-rsid="0036ef6c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HP Simplified W01 Regular1" fo:font-size="12pt" fo:font-weight="bold" officeooo:paragraph-rsid="0036ef6c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HP Simplified W01 Regular1" fo:font-size="12pt" fo:font-weight="normal" officeooo:rsid="002d4f16" officeooo:paragraph-rsid="0030130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HP Simplified W01 Bold1" fo:font-size="26pt" fo:font-weight="normal" style:font-size-asian="26pt" style:font-weight-asian="normal" style:font-size-complex="26pt" style:font-weight-complex="normal"/>
    </style:style>
    <style:style style:name="T1" style:family="text">
      <style:text-properties officeooo:rsid="00143c85"/>
    </style:style>
    <style:style style:name="T2" style:family="text">
      <style:text-properties officeooo:rsid="0019d9fe"/>
    </style:style>
    <style:style style:name="T3" style:family="text">
      <style:text-properties officeooo:rsid="001a8af0"/>
    </style:style>
    <style:style style:name="T4" style:family="text">
      <style:text-properties officeooo:rsid="001c7b17"/>
    </style:style>
    <style:style style:name="T5" style:family="text">
      <style:text-properties officeooo:rsid="001e94fe"/>
    </style:style>
    <style:style style:name="T6" style:family="text">
      <style:text-properties officeooo:rsid="0029fa78"/>
    </style:style>
    <style:style style:name="T7" style:family="text">
      <style:text-properties officeooo:rsid="002d9d43"/>
    </style:style>
    <style:style style:name="T8" style:family="text">
      <style:text-properties officeooo:rsid="00301308"/>
    </style:style>
    <style:style style:name="T9" style:family="text">
      <style:text-properties style:text-position="super 58%" officeooo:rsid="00301308"/>
    </style:style>
    <style:style style:name="T10" style:family="text">
      <style:text-properties officeooo:rsid="0031bfbb"/>
    </style:style>
    <style:style style:name="T11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12" style:family="text">
      <style:text-properties fo:font-variant="normal" fo:text-transform="none" fo:color="#000000" style:font-name="verdana" fo:font-size="9pt" fo:letter-spacing="normal" fo:font-style="normal" fo:font-weight="bold" officeooo:rsid="0031bfbb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verdana" fo:font-size="9pt" fo:letter-spacing="normal" fo:font-style="normal" fo:font-weight="normal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verdana1" fo:font-size="8.25pt" fo:letter-spacing="normal" fo:font-style="normal" fo:font-weight="normal"/>
    </style:style>
    <style:style style:name="T15" style:family="text">
      <style:text-properties fo:font-variant="normal" fo:text-transform="none" fo:color="#000000" fo:font-size="9pt" fo:letter-spacing="normal" fo:font-style="normal" fo:font-weight="normal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fo:font-size="8.25pt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9" style:family="text">
      <style:text-properties officeooo:rsid="0031bfbb" style:font-size-asian="10.5pt" style:font-weight-asian="normal" style:font-size-complex="12pt" style:font-weight-complex="normal"/>
    </style:style>
    <style:style style:name="T20" style:family="text">
      <style:text-properties officeooo:rsid="0031bfb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orts</text:p>
      <text:list xml:id="list4474446746640394931" text:style-name="L1">
        <text:list-item>
          <text:p text:style-name="P3">One year ban on Sarita Devi</text:p>
          <text:p text:style-name="P1">Sarita Devi <text:span text:style-name="T1">clearly dominated her semi-final against Park Ji-na but shockingly, the judge declared the South Korean as the winner. It happened in October's Incheon Asian Games.</text:span></text:p>
          <text:p text:style-name="P2"><text:span text:style-name="T1">Srita Devi: one-year ban and fine of 1,000 Swiss Francs</text:span></text:p>
          <text:p text:style-name="P2"><text:span text:style-name="T1">Bi Fernandez(coach): two-year ban from international competitions and fine of 2,000 Swiss Francs fine for instigating Sarita and making unwarranted remarks on technical official.</text:span></text:p>
          <text:p text:style-name="P2">Gurbax <text:span text:style-name="T3">S</text:span>ingh <text:span text:style-name="T2">Sandhu(national coach): not guilty</text:span></text:p>
          <text:p text:style-name="P2">Thoiba Singh(Sarita's husband): two-year ban from ringside appearances for instigating <text:s/><text:span text:style-name="T4">Sarita, using foul language and entering prohibited areas in the arena</text:span></text:p>
          <text:p text:style-name="P2">Lenin Meitei(Sarita's personal coach): <text:span text:style-name="T5">one-year ban for instigating Sarita and entering prohibited areas in the arena.</text:span></text:p>
        </text:list-item>
        <text:list-item>
          <text:p text:style-name="P4"><text:s/><text:span text:style-name="T6">Kolkata becomes the first champion of ISL</text:span></text:p>
          <text:p text:style-name="P7">Saurav Ganguly's <text:span text:style-name="T7">Atlerico de Kolkata became the first chapion of ISL. The match was played <text:s/>against Sachin Tendulkar's Kerla Blasters.</text:span></text:p>
          <text:p text:style-name="P7"><text:span text:style-name="T8">Mohammad Rafique scored goal at 94</text:span><text:span text:style-name="T9">th</text:span><text:span text:style-name="T8"> minute. </text:span></text:p>
        </text:list-item>
        <text:list-item>
          <text:p text:style-name="P5"><text:span text:style-name="T10">India wins Kabaddi world cup</text:span></text:p>
          <text:p text:style-name="P6"><text:span text:style-name="T18">Indian men's team clinched the fifth Kabaddi World Cup title, the women's side bagged the crown for the fourth consecutive time. </text:span><text:span text:style-name="T17">Punjab Chief Minister Parkash Singh Badal has announced to double the prize money for Women's World Cup from existing one crore rupees to 2 crore rupees. 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P Simplified W01 Bold" svg:font-family="'HP Simplified W01 Bold'"/>
    <style:font-face style:name="HP Simplified W01 Regular" svg:font-family="'HP Simplified W01 Regular'"/>
    <style:font-face style:name="verdana" svg:font-family="verdana"/>
    <style:font-face style:name="verdana1" svg:font-family="verdana, helvetica, sans-serif, arial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1" svg:font-family="'HP Simplified W01 Bold'" style:font-pitch="variable"/>
    <style:font-face style:name="HP Simplified W01 Regular1" svg:font-family="'HP Simplified W01 Regular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9:59:23.816713774</meta:creation-date>
    <meta:generator>LibreOffice/4.3.2.2$Linux_X86_64 LibreOffice_project/430m0$Build-2</meta:generator>
    <dc:date>2014-12-21T12:11:25.379826938</dc:date>
    <meta:editing-duration>PT2H51M17S</meta:editing-duration>
    <meta:editing-cycles>43</meta:editing-cycles>
    <meta:document-statistic meta:table-count="0" meta:image-count="0" meta:object-count="0" meta:page-count="1" meta:paragraph-count="13" meta:word-count="209" meta:character-count="1309" meta:non-whitespace-character-count="1120"/>
  </office:meta>
</office:document-meta>
</file>